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officeooo:rsid="00106e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 este proyecto se </text:span>crea un reloj digital que <text:span text:style-name="T1">se pueda</text:span> insertar en cualquier interfaz, el reloj <text:span text:style-name="T1">contiene</text:span> las siguientes características:</text:p>
      <text:p text:style-name="P1"/>
      <text:p text:style-name="P1">Una propiedad booleana para indicar si el formato es de 12 o 24 horas.</text:p>
      <text:p text:style-name="P1">Una propiedad booleana para indicar si queremos activar una alarma. El funcionamiento de la alarma consist<text:span text:style-name="T1">e</text:span> en que se p<text:span text:style-name="T1">uede</text:span> configurar el componente para que a una determinada hora nos muestre un mensaje. </text:p>
      <text:p text:style-name="P1">Dos propiedades para determinar la hora y minuto para el cual queremos programar la alarma. Ambas propiedades s<text:span text:style-name="T1">on</text:span> de tipo entero.</text:p>
      <text:p text:style-name="P1">Una propiedad para configurar el mensaje de texto, que queremos que se muestre, cuando se produzca el salto de la alarma. Esta propiedad <text:span text:style-name="T1">es</text:span> de tipo texto (String). <text:s text:c="4"/></text:p>
      <text:p text:style-name="P1">Función de alarma, si se programa a una hora, <text:span text:style-name="T1">esta</text:span> genera un evento cuando se llegue a esa hora.</text:p>
      <text:p text:style-name="P1"><text:span text:style-name="T1">Se </text:span>crea un formulario de prueba en el que <text:span text:style-name="T1">se añade</text:span> el reloj digital <text:span text:style-name="T1">para probar su funcionamien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9T10:43:44.672000000</dc:date>
    <meta:editing-duration>PT3M29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7" meta:word-count="154" meta:character-count="902" meta:non-whitespace-character-count="749"/>
  </office:meta>
</office:document-meta>
</file>